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rier New" svg:font-family="'Courier New'"/>
    <style:font-face style:name="Courier Prime" svg:font-family="'Courier Prime'"/>
    <style:font-face style:name="Cumberland" svg:font-family="Cumberland"/>
    <style:font-face style:name="ITC Officina Sans Book" svg:font-family="'ITC Officina Sans Book'"/>
    <style:font-face style:name="Segoe UI" svg:font-family="'Segoe UI'"/>
    <style:font-face style:name="StarSymbol" svg:font-family="StarSymbol"/>
    <style:font-face style:name="Courier New1" svg:font-family="'Courier New'" style:font-family-generic="system" style:font-pitch="variable"/>
    <style:font-face style:name="Cumberland1" svg:font-family="Cumberland" style:font-family-generic="system" style:font-pitch="variable"/>
    <style:font-face style:name="Segoe UI1" svg:font-family="'Segoe UI'" style:font-family-generic="system" style:font-pitch="variable"/>
  </office:font-face-decls>
  <office:automatic-styles>
    <style:style style:name="P1" style:family="paragraph" style:parent-style-name="Text_20_body">
      <style:text-properties fo:color="#0000ff" style:text-position="sub 58%"/>
    </style:style>
    <style:style style:name="P2" style:family="paragraph" style:parent-style-name="Text_20_body">
      <style:text-properties fo:color="#ff0000" style:text-position="sub 58%"/>
    </style:style>
    <style:style style:name="P3" style:family="paragraph" style:parent-style-name="First_20_paragraph">
      <style:text-properties fo:color="#0000ff" style:text-position="sub 58%"/>
    </style:style>
    <style:style style:name="P4" style:family="paragraph" style:parent-style-name="First_20_paragraph">
      <style:text-properties fo:color="#ff0000" style:text-position="sub 58%"/>
    </style:style>
    <style:style style:name="P5" style:family="paragraph" style:parent-style-name="Text_20_body" style:master-page-name="Standard">
      <style:paragraph-properties style:page-number="auto"/>
      <style:text-properties fo:color="#0000ff" style:text-position="sub 58%"/>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ID:33]</text:p>
      <text:h text:style-name="Heading_20_2" text:outline-level="2">Info</text:h>
      <text:p text:style-name="P3">[ScID:120]</text:p>
      <text:p text:style-name="Text_20_body">*** NOT SO IMPORTANT ***</text:p>
      <text:p text:style-name="Text_20_body">And now for something completely different.</text:p>
      <text:p text:style-name="P1">[/ScID]</text:p>
      <text:p text:style-name="P1">[/ChID]</text:p>
      <text:p text:style-name="P1">[ChID:34]</text:p>
      <text:h text:style-name="Heading_20_1" text:outline-level="1">Part 1</text:h>
      <text:p text:style-name="P3">[/ChID]</text:p>
      <text:p text:style-name="P1">[ChID:1]</text:p>
      <text:h text:style-name="Heading_20_2" text:outline-level="2">1</text:h>
      <text:p text:style-name="P3">[ScID:1]</text:p>
      <text:p text:style-name="Text_20_body">Hal Spacejock was sitting at the <text:span text:style-name="T1">Black Gull</text:span>'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text:soft-page-break/>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text:soft-page-break/>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text:p>
      <text:p text:style-name="Text_20_body">. . .</text:p>
      <text:p text:style-name="P1">[/ScID]</text:p>
      <text:p text:style-name="P1">[/ChID]</text:p>
      <text:p text:style-name="P1">[ChID:2]</text:p>
      <text:h text:style-name="Heading_20_2" text:outline-level="2">2</text:h>
      <text:p text:style-name="P3">[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text:p>
      <text:p text:style-name="Text_20_body">. . .</text:p>
      <text:p text:style-name="P1">[/ScID]</text:p>
      <text:p text:style-name="P1">[ScID:3]</text:p>
      <text:p text:style-name="Text_20_body">Hal was pacing the Black Gull's flight deck, ready to put his fist through the nearest wall. "What do you mean, you can't call Jerling back? What do you mean you didn't save his details?"</text:p>
      <text:p text:style-name="Text_20_body"><text:soft-page-break/>"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text:p>
      <text:p text:style-name="Text_20_body">. . .</text:p>
      <text:p text:style-name="P1">[/ScID]</text:p>
      <text:p text:style-name="P1">[/ChID]</text:p>
      <text:p text:style-name="P1">[ChID:3]</text:p>
      <text:h text:style-name="Heading_20_2" text:outline-level="2">3</text:h>
      <text:p text:style-name="P3">[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text:p>
      <text:p text:style-name="Text_20_body">. . .</text:p>
      <text:p text:style-name="P1">[/ScID]</text:p>
      <text:p text:style-name="P1">[/ChID]</text:p>
      <text:p text:style-name="P1">[ChID:4]</text:p>
      <text:h text:style-name="Heading_20_2" text:outline-level="2"><text:soft-page-break/>4</text:h>
      <text:p text:style-name="P3">[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1">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text:p>
      <text:p text:style-name="Text_20_body">. . .</text:p>
      <text:p text:style-name="P1">[/ScID]</text:p>
      <text:p text:style-name="P1">[ScID:6]</text:p>
      <text:p text:style-name="Text_20_body">Clunk dropped the last chess piece into the small wooden box and looked around the flight deck. Despite his best efforts with the mop, it didn't look particularly clean, but compared to its previous state it was as sterile as a <text:soft-page-break/>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text:p>
      <text:p text:style-name="Text_20_body">. . .</text:p>
      <text:p text:style-name="P1">[/ScID]</text:p>
      <text:p text:style-name="P1">[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text:p>
      <text:p text:style-name="Text_20_body">. . .</text:p>
      <text:p text:style-name="P1">[/ScID]</text:p>
      <text:p text:style-name="P1">[ScID:8]</text:p>
      <text:p text:style-name="Text_20_body"><text:soft-page-break/>"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text:p>
      <text:p text:style-name="Text_20_body">. . .</text:p>
      <text:p text:style-name="P1">[/ScID]</text:p>
      <text:p text:style-name="P1">[/ChID]</text:p>
      <text:p text:style-name="P1">[ChID:5]</text:p>
      <text:h text:style-name="Heading_20_2" text:outline-level="2">5</text:h>
      <text:p text:style-name="P3">[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text:soft-page-break/>"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text:p>
      <text:p text:style-name="Text_20_body">. . .</text:p>
      <text:p text:style-name="P1">[/ScID]</text:p>
      <text:p text:style-name="P1">[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text:p>
      <text:p text:style-name="Text_20_body">. . .</text:p>
      <text:p text:style-name="P1">[/ScID]</text:p>
      <text:p text:style-name="P1">[/ChID]</text:p>
      <text:p text:style-name="P1">[ChID:6]</text:p>
      <text:h text:style-name="Heading_20_2" text:outline-level="2"><text:soft-page-break/>6</text:h>
      <text:p text:style-name="P4">[ScID:58 (Unused)]</text:p>
      <text:p text:style-name="Text_20_body">This bird is not dead ...</text:p>
      <text:p text:style-name="P2">[/ScID (Unused)]</text:p>
      <text:p text:style-name="P1">[ScID:12]</text:p>
      <text:p text:style-name="P1">[/ScID]</text:p>
      <text:p text:style-name="P1">[/ChID]</text:p>
      <text:p text:style-name="P1">[ChID:7]</text:p>
      <text:h text:style-name="Heading_20_2" text:outline-level="2">7</text:h>
      <text:p text:style-name="P3">[ScID:15]</text:p>
      <text:p text:style-name="P1">[/ScID]</text:p>
      <text:p text:style-name="P1">[/ChID]</text:p>
      <text:p text:style-name="P1">[ChID:8]</text:p>
      <text:h text:style-name="Heading_20_2" text:outline-level="2">8</text:h>
      <text:p text:style-name="P3">[ScID:17]</text:p>
      <text:p text:style-name="P1">[/ScID]</text:p>
      <text:p text:style-name="P1">[/ChID]</text:p>
      <text:p text:style-name="P1">[ChID:9]</text:p>
      <text:h text:style-name="Heading_20_2" text:outline-level="2">9</text:h>
      <text:p text:style-name="P3">[ScID:19]</text:p>
      <text:p text:style-name="P1"><text:soft-page-break/>[/ScID]</text:p>
      <text:p text:style-name="P1">[/ChID]</text:p>
      <text:p text:style-name="P1">[ChID:10]</text:p>
      <text:h text:style-name="Heading_20_2" text:outline-level="2">10</text:h>
      <text:p text:style-name="P3">[ScID:22]</text:p>
      <text:p text:style-name="P1">[/ScID]</text:p>
      <text:p text:style-name="P1">[/ChID]</text:p>
      <text:p text:style-name="P1">[ChID:11]</text:p>
      <text:h text:style-name="Heading_20_2" text:outline-level="2">11</text:h>
      <text:p text:style-name="P3">[ScID:25]</text:p>
      <text:p text:style-name="P1">[/ScID]</text:p>
      <text:p text:style-name="P1">[ScID:27]</text:p>
      <text:p text:style-name="P1">[/ScID]</text:p>
      <text:p text:style-name="P1">[/ChID]</text:p>
      <text:p text:style-name="P1">[ChID:12]</text:p>
      <text:h text:style-name="Heading_20_2" text:outline-level="2">12</text:h>
      <text:p text:style-name="P3">[ScID:29]</text:p>
      <text:p text:style-name="P1">[/ScID]</text:p>
      <text:p text:style-name="P1">[ScID:31]</text:p>
      <text:p text:style-name="P1">[/ScID]</text:p>
      <text:p text:style-name="P1">[/ChID]</text:p>
      <text:p text:style-name="P1"><text:soft-page-break/>[ChID:13]</text:p>
      <text:h text:style-name="Heading_20_2" text:outline-level="2">13</text:h>
      <text:p text:style-name="P3">[ScID:34]</text:p>
      <text:p text:style-name="P1">[/ScID]</text:p>
      <text:p text:style-name="P1">[/ChID]</text:p>
      <text:p text:style-name="P1">[ChID:14]</text:p>
      <text:h text:style-name="Heading_20_2" text:outline-level="2">14</text:h>
      <text:p text:style-name="P3">[/ChID]</text:p>
      <text:p text:style-name="P1">[ChID:15]</text:p>
      <text:h text:style-name="Heading_20_2" text:outline-level="2">15</text:h>
      <text:p text:style-name="P3">[ScID:38]</text:p>
      <text:p text:style-name="P1">[/ScID]</text:p>
      <text:p text:style-name="P1">[ScID:40]</text:p>
      <text:p text:style-name="P1">[/ScID]</text:p>
      <text:p text:style-name="P1">[/ChID]</text:p>
      <text:p text:style-name="P1">[ChID:16]</text:p>
      <text:h text:style-name="Heading_20_2" text:outline-level="2">16</text:h>
      <text:p text:style-name="P3">[ScID:43]</text:p>
      <text:p text:style-name="P1"><text:soft-page-break/>[/ScID]</text:p>
      <text:p text:style-name="P1">[ScID:45]</text:p>
      <text:p text:style-name="P1">[/ScID]</text:p>
      <text:p text:style-name="P1">[/ChID]</text:p>
      <text:p text:style-name="P1">[ChID:17]</text:p>
      <text:h text:style-name="Heading_20_2" text:outline-level="2">17</text:h>
      <text:p text:style-name="P3">[ScID:47]</text:p>
      <text:p text:style-name="P1">[/ScID]</text:p>
      <text:p text:style-name="P1">[ScID:49]</text:p>
      <text:p text:style-name="P1">[/ScID]</text:p>
      <text:p text:style-name="P1">[/ChID]</text:p>
      <text:p text:style-name="P1">[ChID:35]</text:p>
      <text:h text:style-name="Heading_20_1" text:outline-level="1">Part 2</text:h>
      <text:p text:style-name="P3">[/ChID]</text:p>
      <text:p text:style-name="P1">[ChID:18]</text:p>
      <text:h text:style-name="Heading_20_2" text:outline-level="2">18</text:h>
      <text:p text:style-name="P3">[ScID:51]</text:p>
      <text:p text:style-name="P1">[/ScID]</text:p>
      <text:p text:style-name="P1">[ScID:53]</text:p>
      <text:p text:style-name="P1">[/ScID]</text:p>
      <text:p text:style-name="P1">[/ChID]</text:p>
      <text:p text:style-name="P1"><text:soft-page-break/>[ChID:19]</text:p>
      <text:h text:style-name="Heading_20_2" text:outline-level="2">19</text:h>
      <text:p text:style-name="P3">[ScID:55]</text:p>
      <text:p text:style-name="P1">[/ScID]</text:p>
      <text:p text:style-name="P1">[ScID:57]</text:p>
      <text:p text:style-name="P1">[/ScID]</text:p>
      <text:p text:style-name="P1">[/ChID]</text:p>
      <text:p text:style-name="P1">[ChID:20]</text:p>
      <text:h text:style-name="Heading_20_2" text:outline-level="2">20</text:h>
      <text:p text:style-name="P3">[ScID:60]</text:p>
      <text:p text:style-name="P1">[/ScID]</text:p>
      <text:p text:style-name="P1">[ScID:62]</text:p>
      <text:p text:style-name="P1">[/ScID]</text:p>
      <text:p text:style-name="P1">[ScID:64]</text:p>
      <text:p text:style-name="P1">[/ScID]</text:p>
      <text:p text:style-name="P1">[/ChID]</text:p>
      <text:p text:style-name="P1">[ChID:21]</text:p>
      <text:h text:style-name="Heading_20_2" text:outline-level="2">21</text:h>
      <text:p text:style-name="P3">[ScID:66]</text:p>
      <text:p text:style-name="P1">[/ScID]</text:p>
      <text:p text:style-name="P1">[ScID:68]</text:p>
      <text:p text:style-name="P1"><text:soft-page-break/>[/ScID]</text:p>
      <text:p text:style-name="P1">[/ChID]</text:p>
      <text:p text:style-name="P1">[ChID:22]</text:p>
      <text:h text:style-name="Heading_20_2" text:outline-level="2">22</text:h>
      <text:p text:style-name="P3">[ScID:71]</text:p>
      <text:p text:style-name="P1">[/ScID]</text:p>
      <text:p text:style-name="P1">[/ChID]</text:p>
      <text:p text:style-name="P1">[ChID:23]</text:p>
      <text:h text:style-name="Heading_20_2" text:outline-level="2">23</text:h>
      <text:p text:style-name="P3">[ScID:74]</text:p>
      <text:p text:style-name="P1">[/ScID]</text:p>
      <text:p text:style-name="P1">[/ChID]</text:p>
      <text:p text:style-name="P1">[ChID:24]</text:p>
      <text:h text:style-name="Heading_20_2" text:outline-level="2">24</text:h>
      <text:p text:style-name="P3">[ScID:77]</text:p>
      <text:p text:style-name="P1">[/ScID]</text:p>
      <text:p text:style-name="P1">[ScID:79]</text:p>
      <text:p text:style-name="P1">[/ScID]</text:p>
      <text:p text:style-name="P1">[ScID:81]</text:p>
      <text:p text:style-name="P1">[/ScID]</text:p>
      <text:p text:style-name="P1">[/ChID]</text:p>
      <text:p text:style-name="P1"><text:soft-page-break/>[ChID:25]</text:p>
      <text:h text:style-name="Heading_20_2" text:outline-level="2">25</text:h>
      <text:p text:style-name="P3">[ScID:84]</text:p>
      <text:p text:style-name="P1">[/ScID]</text:p>
      <text:p text:style-name="P1">[ScID:86]</text:p>
      <text:p text:style-name="P1">[/ScID]</text:p>
      <text:p text:style-name="P1">[/ChID]</text:p>
      <text:p text:style-name="P1">[ChID:26]</text:p>
      <text:h text:style-name="Heading_20_2" text:outline-level="2">26</text:h>
      <text:p text:style-name="P3">[ScID:89]</text:p>
      <text:p text:style-name="P1">[/ScID]</text:p>
      <text:p text:style-name="P1">[/ChID]</text:p>
      <text:p text:style-name="P1">[ChID:27]</text:p>
      <text:h text:style-name="Heading_20_2" text:outline-level="2">27</text:h>
      <text:p text:style-name="P3">[ScID:92]</text:p>
      <text:p text:style-name="P1">[/ScID]</text:p>
      <text:p text:style-name="P1">[ScID:94]</text:p>
      <text:p text:style-name="P1">[/ScID]</text:p>
      <text:p text:style-name="P1">[/ChID]</text:p>
      <text:p text:style-name="P1">[ChID:28]</text:p>
      <text:h text:style-name="Heading_20_2" text:outline-level="2"><text:soft-page-break/>28</text:h>
      <text:p text:style-name="P3">[ScID:96]</text:p>
      <text:p text:style-name="P1">[/ScID]</text:p>
      <text:p text:style-name="P1">[ScID:98]</text:p>
      <text:p text:style-name="P1">[/ScID]</text:p>
      <text:p text:style-name="P1">[/ChID]</text:p>
      <text:p text:style-name="P1">[ChID:29]</text:p>
      <text:h text:style-name="Heading_20_2" text:outline-level="2">29</text:h>
      <text:p text:style-name="P3">[ScID:101]</text:p>
      <text:p text:style-name="P1">[/ScID]</text:p>
      <text:p text:style-name="P1">[ScID:103]</text:p>
      <text:p text:style-name="P1">[/ScID]</text:p>
      <text:p text:style-name="P1">[ScID:105]</text:p>
      <text:p text:style-name="P1">[/ScID]</text:p>
      <text:p text:style-name="P1">[/ChID]</text:p>
      <text:p text:style-name="P1">[ChID:30]</text:p>
      <text:h text:style-name="Heading_20_2" text:outline-level="2">30</text:h>
      <text:p text:style-name="P3">[ScID:108]</text:p>
      <text:p text:style-name="P1">[/ScID]</text:p>
      <text:p text:style-name="P1">[ScID:110]</text:p>
      <text:p text:style-name="P1">[/ScID]</text:p>
      <text:p text:style-name="P1">[ScID:112]</text:p>
      <text:p text:style-name="P1">[/ScID]</text:p>
      <text:p text:style-name="P1"><text:soft-page-break/>[/ChID]</text:p>
      <text:p text:style-name="P1">[ChID:31]</text:p>
      <text:h text:style-name="Heading_20_2" text:outline-level="2">31</text:h>
      <text:p text:style-name="P3">[ScID:114]</text:p>
      <text:p text:style-name="P1">[/ScID]</text:p>
      <text:p text:style-name="P1">[ScID:116]</text:p>
      <text:p text:style-name="P1">[/ScID]</text:p>
      <text:p text:style-name="P1">[/ChID]</text:p>
      <text:p text:style-name="P1">[ChID:32]</text:p>
      <text:h text:style-name="Heading_20_2" text:outline-level="2">32</text:h>
      <text:p text:style-name="P3">[ScID:119]</text:p>
      <text:p text:style-name="P1">[/ScID]</text:p>
      <text:p text:style-name="P1">[/ChID]</text:p>
      <text:p text:style-name="P2">[ChID:36 (Unused)]</text:p>
      <text:h text:style-name="Heading_20_2" text:outline-level="2">33</text:h>
      <text:p text:style-name="P3">[ScID:121]</text:p>
      <text:p text:style-name="Text_20_body">This text is not funny.</text:p>
      <text:p text:style-name="P1">[/ScID]</text:p>
      <text:p text:style-name="P2">[/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rier New" svg:font-family="'Courier New'"/>
    <style:font-face style:name="Courier Prime" svg:font-family="'Courier Prime'"/>
    <style:font-face style:name="Cumberland" svg:font-family="Cumberland"/>
    <style:font-face style:name="ITC Officina Sans Book" svg:font-family="'ITC Officina Sans Book'"/>
    <style:font-face style:name="Segoe UI" svg:font-family="'Segoe UI'"/>
    <style:font-face style:name="StarSymbol" svg:font-family="StarSymbol"/>
    <style:font-face style:name="Courier New1" svg:font-family="'Courier New'" style:font-family-generic="system" style:font-pitch="variable"/>
    <style:font-face style:name="Cumberland1" svg:font-family="Cumberland"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1" style:font-size-asian="10pt" style:language-asian="zxx" style:country-asian="none" style:font-name-complex="Segoe UI1"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0.73cm" fo:text-align="start" style:justify-single-word="false" fo:orphans="0" fo:widows="0" style:punctuation-wrap="simple" style:writing-mode="lr-tb"/>
      <style:text-properties fo:color="#000000" style:font-name="Courier Prime" fo:font-size="12pt" fo:language="de" fo:country="DE" fo:font-weight="normal" style:letter-kerning="true" style:font-name-asian="Segoe UI1" style:font-size-asian="12pt" style:language-asian="zxx" style:country-asian="none" style:font-weight-asian="normal" style:font-name-complex="Segoe UI1" style:font-size-complex="1pt" style:language-complex="zxx" style:country-complex="none"/>
    </style:style>
    <style:style style:name="Heading" style:family="paragraph" style:parent-style-name="Standard" style:next-style-name="Text_20_body" style:default-outline-level="" style:class="text">
      <style:paragraph-properties fo:line-height="0.73cm" fo:text-align="center" style:justify-single-word="false" fo:keep-with-next="always">
        <style:tab-stops/>
      </style:paragraph-properties>
    </style:style>
    <style:style style:name="Text_20_body" style:display-name="Text body" style:family="paragraph" style:parent-style-name="Standard" style:next-style-name="Body_20_Text_20_Indent" style:default-outline-level="" style:class="text">
      <style:paragraph-properties>
        <style:tab-stops/>
      </style:paragraph-properties>
    </style:style>
    <style:style style:name="List" style:family="paragraph" style:parent-style-name="Text_20_body" style:default-outline-level="" style:class="list">
      <style:text-properties fo:font-weight="normal" style:font-weight-asian="normal"/>
    </style:style>
    <style:style style:name="Caption" style:family="paragraph" style:parent-style-name="Standard" style:default-outline-level="" style:class="extra">
      <style:paragraph-properties loext:contextual-spacing="false" fo:margin-top="0.212cm" fo:margin-bottom="0.212cm"/>
    </style:style>
    <style:style style:name="Index" style:family="paragraph" style:parent-style-name="Standard" style:default-outline-level="" style:class="index"/>
    <style:style style:name="Heading_20_1" style:display-name="Heading 1" style:family="paragraph" style:parent-style-name="Heading" style:next-style-name="Text_20_body" style:default-outline-level="1" style:list-style-name="" style:class="text">
      <style:paragraph-properties loext:contextual-spacing="false" fo:margin-top="1.461cm" fo:margin-bottom="0.73cm"/>
      <style:text-properties fo:text-transform="uppercase" fo:font-weight="bold" style:font-weight-asian="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461cm" fo:margin-bottom="0.73cm"/>
      <style:text-properties fo:font-weight="bold" style:font-weight-asian="bold"/>
    </style:style>
    <style:style style:name="Heading_20_3" style:display-name="Heading 3" style:family="paragraph" style:parent-style-name="Heading" style:next-style-name="Text_20_body" style:default-outline-level="3" style:class="text">
      <style:paragraph-properties loext:contextual-spacing="false" fo:margin-top="0.73cm" fo:margin-bottom="0.73cm"/>
      <style:text-properties fo:font-style="italic" style:font-style-asian="italic"/>
    </style:style>
    <style:style style:name="Heading_20_4" style:display-name="Heading 4" style:family="paragraph" style:parent-style-name="Heading" style:next-style-name="Text_20_body" style:default-outline-level=""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 style:family="paragraph" style:parent-style-name="Caption" style:default-outline-level="" style:class="extra"/>
    <style:style style:name="FigureCaption" style:family="paragraph" style:parent-style-name="Caption" style:default-outline-level=""/>
    <style:style style:name="Figure" style:family="paragraph" style:parent-style-name="Standard" style:default-outline-level="" style:class="extra">
      <style:paragraph-properties text:number-lines="false" text:line-number="0"/>
    </style:style>
    <style:style style:name="FigureWithCaption" style:family="paragraph" style:parent-style-name="Figure" style:default-outline-level="">
      <style:paragraph-properties fo:keep-with-next="always" text:number-lines="false" text:line-number="0"/>
    </style:style>
    <style:style style:name="Quotations" style:family="paragraph" style:parent-style-name="Text_20_body" style:default-outline-level="" style:class="html">
      <style:paragraph-properties loext:contextual-spacing="false" fo:margin="100%" fo:margin-left="0.499cm" fo:margin-right="0.499cm" fo:margin-top="0cm" fo:margin-bottom="0.499cm" fo:text-indent="0cm" style:auto-text-indent="false"/>
    </style:style>
    <style:style style:name="Preformatted_20_Text" style:display-name="Preformatted Text" style:family="paragraph" style:parent-style-name="Standard" style:default-outline-level="" style:class="html">
      <style:paragraph-properties loext:contextual-spacing="false" fo:margin-top="0cm" fo:margin-bottom="0cm"/>
    </style:style>
    <style:style style:name="Definition_20_Term" style:display-name="Definition Term" style:family="paragraph" style:parent-style-name="Standard" style:next-style-name="Definition_20_Definition" style:default-outline-level="">
      <style:paragraph-properties loext:contextual-spacing="false" fo:margin-top="0.152cm" fo:margin-bottom="0.152cm"/>
    </style:style>
    <style:style style:name="Definition_20_Definition" style:display-name="Definition Definition" style:family="paragraph" style:parent-style-name="Standard" style:next-style-name="Text_20_body" style:default-outline-level="">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style>
    <style:style style:name="Footnote" style:family="paragraph" style:parent-style-name="Standard" style:default-outline-level="" style:class="extra">
      <style:paragraph-properties loext:contextual-spacing="false" fo:margin="100%" fo:margin-left="0.499cm" fo:margin-right="0cm" fo:margin-top="0cm" fo:margin-bottom="0cm" fo:text-indent="-0.499cm" style:auto-text-indent="false"/>
      <style:text-properties fo:font-size="10pt" style:font-size-asian="10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text-align="center" style:justify-single-word="false" text:number-lines="false" text:line-number="0">
        <style:tab-stops>
          <style:tab-stop style:position="8.5cm" style:type="center"/>
          <style:tab-stop style:position="17.002cm" style:type="right"/>
        </style:tab-stops>
      </style:paragraph-properties>
      <style:text-properties fo:font-size="11pt" style:font-size-asian="11pt"/>
    </style:style>
    <style:style style:name="Definition_20_Term_20_Tight" style:display-name="Definition Term Tight" style:family="paragraph" style:parent-style-name="Standard" style:next-style-name="Definition_20_Definition_20_Tight" style:default-outline-level="">
      <style:paragraph-properties loext:contextual-spacing="false" fo:margin-top="0.203cm" fo:margin-bottom="0.203cm"/>
    </style:style>
    <style:style style:name="Definition_20_Definition_20_Tight" style:display-name="Definition Definition Tight" style:family="paragraph" style:parent-style-name="Standard" style:default-outline-level="">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default-outline-level="">
      <style:text-properties fo:font-style="italic" style:font-style-asian="italic"/>
    </style:style>
    <style:style style:name="Author" style:family="paragraph" style:parent-style-name="Standard" style:next-style-name="Date" style:default-outline-level="">
      <style:text-properties fo:font-style="italic" style:font-style-asian="italic"/>
    </style:style>
    <style:style style:name="Horizontal_20_Line" style:display-name="Horizontal Line" style:family="paragraph" style:parent-style-name="Standard" style:next-style-name="Text_20_body" style:default-outline-level="" style:class="html">
      <style:paragraph-properties loext:contextual-spacing="false" fo:margin-top="0cm" fo:margin-bottom="0.499cm" style:border-line-width-bottom="0.009cm 0.009cm 0.009cm" fo:padding="0cm" fo:border-left="none" fo:border-right="none" fo:border-top="none" fo:border-bottom="0.027cm double #808080" text:number-lines="false" text:line-number="0"/>
      <style:text-properties fo:font-size="6pt" style:font-size-asian="6pt"/>
    </style:style>
    <style:style style:name="First_20_paragraph" style:display-name="First paragraph" style:family="paragraph" style:parent-style-name="Standard" style:next-style-name="Text_20_body" style:default-outline-level=""/>
    <style:style style:name="Body_20_Text_20_Indent" style:display-name="Body Text Indent" style:family="paragraph" style:parent-style-name="Text_20_body" style:default-outline-level="">
      <style:paragraph-properties loext:contextual-spacing="false" fo:margin="100%" fo:margin-left="0cm" fo:margin-right="0cm" fo:margin-top="0cm" fo:margin-bottom="0cm" fo:text-indent="0.499cm" style:auto-text-indent="false"/>
    </style:style>
    <style:style style:name="Heading_20_10" style:display-name="Heading 10" style:family="paragraph" style:parent-style-name="Heading" style:next-style-name="Text_20_body" style:default-outline-level="9" style:list-style-name="" style:class="text">
      <style:text-properties fo:font-size="9pt" fo:font-weight="bold" style:font-size-asian="9pt" style:font-weight-asian="bold"/>
    </style:style>
    <style:style style:name="Title" style:family="paragraph" style:parent-style-name="Standard" style:next-style-name="Subtitle" style:default-outline-level="" style:class="chapter">
      <style:paragraph-properties loext:contextual-spacing="false" fo:margin="100%" fo:margin-left="0cm" fo:margin-right="0cm" fo:margin-top="6.001cm" fo:margin-bottom="0cm" fo:line-height="200%" fo:text-align="center" style:justify-single-word="false" fo:text-indent="0cm" style:auto-text-indent="false" text:number-lines="false" text:line-number="0">
        <style:tab-stops/>
      </style:paragraph-properties>
      <style:text-properties fo:text-transform="uppercase" fo:letter-spacing="0.106cm" fo:font-weight="normal" style:letter-kerning="false" style:font-weight-asian="normal"/>
    </style:style>
    <style:style style:name="Subtitle" style:family="paragraph" style:parent-style-name="Title" style:default-outline-level="" style:class="chapter">
      <style:paragraph-properties loext:contextual-spacing="false" fo:margin-top="0cm" fo:margin-bottom="0cm"/>
      <style:text-properties fo:font-variant="normal" fo:text-transform="none" fo:letter-spacing="normal" fo:font-style="italic" fo:font-weight="normal" style:font-style-asian="italic" style:font-weight-asian="normal"/>
    </style:style>
    <style:style style:name="Hanging_20_indent" style:display-name="Hanging indent" style:family="paragraph" style:parent-style-name="Text_20_body" style:default-outline-level="" style:class="text">
      <style:paragraph-properties loext:contextual-spacing="false" fo:margin="100%" fo:margin-left="1cm" fo:margin-right="0cm" fo:margin-top="0cm" fo:margin-bottom="0cm" fo:text-indent="-0.499cm" style:auto-text-indent="false">
        <style:tab-stops>
          <style:tab-stop style:position="1cm"/>
        </style:tab-stops>
      </style:paragraph-properties>
    </style:style>
    <style:style style:name="Text_20_body_20_indent" style:display-name="Text body indent" style:family="paragraph" style:parent-style-name="Text_20_body" style:default-outline-level=""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default-outline-level="" style:class="text"/>
    <style:style style:name="Signature" style:family="paragraph" style:parent-style-name="Standard" style:default-outline-level="" style:class="text"/>
    <style:style style:name="List_20_Indent" style:display-name="List Indent" style:family="paragraph" style:parent-style-name="Text_20_body" style:default-outline-level="" style:class="text">
      <style:paragraph-properties loext:contextual-spacing="false" fo:margin="100%" fo:margin-left="5.001cm" fo:margin-right="0cm" fo:margin-top="0cm" fo:margin-bottom="0cm" fo:text-indent="-4.5cm" style:auto-text-indent="false">
        <style:tab-stops>
          <style:tab-stop style:position="5.001cm"/>
        </style:tab-stops>
      </style:paragraph-properties>
    </style:style>
    <style:style style:name="Annotation_20_Text" style:display-name="Annotation Text" style:family="paragraph" style:parent-style-name="Text_20_body" style:default-outline-level="">
      <style:paragraph-properties loext:contextual-spacing="false" fo:margin="100%" fo:margin-left="4.001cm" fo:margin-right="0cm" fo:margin-top="0cm" fo:margin-bottom="0cm" fo:text-indent="0cm" style:auto-text-indent="false"/>
    </style:style>
    <style:style style:name="Numbering_20_1_20_Start" style:display-name="Numbering 1 Start" style:family="paragraph" style:parent-style-name="List" style:default-outline-level="" style:class="list">
      <style:paragraph-properties loext:contextual-spacing="false" fo:margin="100%" fo:margin-left="0.499cm" fo:margin-right="0cm" fo:margin-top="0.423cm" fo:margin-bottom="0.212cm" fo:text-indent="-0.499cm" style:auto-text-indent="false"/>
    </style:style>
    <style:style style:name="List_20_3" style:display-name="List 3" style:family="paragraph" style:parent-style-name="List" style:default-outline-level=""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default-outline-level=""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default-outline-level=""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default-outline-level="" style:class="list">
      <style:paragraph-properties loext:contextual-spacing="false" fo:margin="100%" fo:margin-left="0.998cm" fo:margin-right="0cm" fo:margin-top="0.423cm" fo:margin-bottom="0.212cm" fo:text-indent="-0.499cm" style:auto-text-indent="false"/>
    </style:style>
    <style:style style:name="List_20_Number_20_2" style:display-name="List Number 2" style:family="paragraph" style:parent-style-name="List" style:default-outline-level="">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default-outline-level=""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default-outline-level=""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default-outline-level="" style:class="list">
      <style:paragraph-properties loext:contextual-spacing="false" fo:margin="100%" fo:margin-left="1.498cm" fo:margin-right="0cm" fo:margin-top="0.423cm" fo:margin-bottom="0.212cm" fo:text-indent="-0.499cm" style:auto-text-indent="false"/>
    </style:style>
    <style:style style:name="List_20_Number_20_3" style:display-name="List Number 3" style:family="paragraph" style:parent-style-name="List" style:default-outline-level="">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default-outline-level=""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default-outline-level=""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default-outline-level="" style:class="list">
      <style:paragraph-properties loext:contextual-spacing="false" fo:margin="100%" fo:margin-left="1.997cm" fo:margin-right="0cm" fo:margin-top="0.423cm" fo:margin-bottom="0.212cm" fo:text-indent="-0.499cm" style:auto-text-indent="false"/>
    </style:style>
    <style:style style:name="List_20_Number_20_4" style:display-name="List Number 4" style:family="paragraph" style:parent-style-name="List" style:default-outline-level="">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default-outline-level=""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default-outline-level=""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default-outline-level="" style:class="list">
      <style:paragraph-properties loext:contextual-spacing="false" fo:margin="100%" fo:margin-left="2.496cm" fo:margin-right="0cm" fo:margin-top="0.423cm" fo:margin-bottom="0.212cm" fo:text-indent="-0.499cm" style:auto-text-indent="false"/>
    </style:style>
    <style:style style:name="List_20_Number_20_5" style:display-name="List Number 5" style:family="paragraph" style:parent-style-name="List" style:default-outline-level="">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default-outline-level=""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default-outline-level=""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default-outline-level="" style:class="list">
      <style:paragraph-properties loext:contextual-spacing="false" fo:margin="100%" fo:margin-left="0.499cm" fo:margin-right="0cm" fo:margin-top="0.423cm" fo:margin-bottom="0.212cm" fo:text-indent="-0.499cm" style:auto-text-indent="false"/>
    </style:style>
    <style:style style:name="List_20_2" style:display-name="List 2" style:family="paragraph" style:parent-style-name="List" style:default-outline-level=""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default-outline-level="" style:class="list">
      <style:paragraph-properties loext:contextual-spacing="false" fo:margin="100%" fo:margin-left="0.499cm" fo:margin-right="0cm" fo:margin-top="0cm" fo:margin-bottom="0.423cm" fo:text-indent="-0.499cm" style:auto-text-indent="false"/>
    </style:style>
    <style:style style:name="List_20_Continue" style:display-name="List Continue" style:family="paragraph" style:parent-style-name="List" style:default-outline-level="">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default-outline-level="" style:class="list">
      <style:paragraph-properties loext:contextual-spacing="false" fo:margin="100%" fo:margin-left="0.998cm" fo:margin-right="0cm" fo:margin-top="0.423cm" fo:margin-bottom="0.212cm" fo:text-indent="-0.499cm" style:auto-text-indent="false"/>
    </style:style>
    <style:style style:name="List_20_Bullet_20_3" style:display-name="List Bullet 3" style:family="paragraph" style:parent-style-name="List" style:default-outline-level="">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default-outline-level="" style:class="list">
      <style:paragraph-properties loext:contextual-spacing="false" fo:margin="100%" fo:margin-left="0.998cm" fo:margin-right="0cm" fo:margin-top="0cm" fo:margin-bottom="0.423cm" fo:text-indent="-0.499cm" style:auto-text-indent="false"/>
    </style:style>
    <style:style style:name="List_20_Continue_20_2" style:display-name="List Continue 2" style:family="paragraph" style:parent-style-name="List" style:default-outline-level="">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default-outline-level="" style:class="list">
      <style:paragraph-properties loext:contextual-spacing="false" fo:margin="100%" fo:margin-left="1.498cm" fo:margin-right="0cm" fo:margin-top="0.423cm" fo:margin-bottom="0.212cm" fo:text-indent="-0.499cm" style:auto-text-indent="false"/>
    </style:style>
    <style:style style:name="List_20_Bullet_20_4" style:display-name="List Bullet 4" style:family="paragraph" style:parent-style-name="List" style:default-outline-level="">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default-outline-level="" style:class="list">
      <style:paragraph-properties loext:contextual-spacing="false" fo:margin="100%" fo:margin-left="1.498cm" fo:margin-right="0cm" fo:margin-top="0cm" fo:margin-bottom="0.423cm" fo:text-indent="-0.499cm" style:auto-text-indent="false"/>
    </style:style>
    <style:style style:name="List_20_Continue_20_3" style:display-name="List Continue 3" style:family="paragraph" style:parent-style-name="List" style:default-outline-level="">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default-outline-level="" style:class="list">
      <style:paragraph-properties loext:contextual-spacing="false" fo:margin="100%" fo:margin-left="1.997cm" fo:margin-right="0cm" fo:margin-top="0.423cm" fo:margin-bottom="0.212cm" fo:text-indent="-0.499cm" style:auto-text-indent="false"/>
    </style:style>
    <style:style style:name="List_20_Bullet_20_5" style:display-name="List Bullet 5" style:family="paragraph" style:parent-style-name="List" style:default-outline-level="">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default-outline-level="" style:class="list">
      <style:paragraph-properties loext:contextual-spacing="false" fo:margin="100%" fo:margin-left="1.997cm" fo:margin-right="0cm" fo:margin-top="0cm" fo:margin-bottom="0.423cm" fo:text-indent="-0.499cm" style:auto-text-indent="false"/>
    </style:style>
    <style:style style:name="List_20_Continue_20_4" style:display-name="List Continue 4" style:family="paragraph" style:parent-style-name="List" style:default-outline-level="">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default-outline-level="" style:class="list">
      <style:paragraph-properties loext:contextual-spacing="false" fo:margin="100%" fo:margin-left="2.496cm" fo:margin-right="0cm" fo:margin-top="0.423cm" fo:margin-bottom="0.212cm" fo:text-indent="-0.499cm" style:auto-text-indent="false"/>
    </style:style>
    <style:style style:name="List_20_Number" style:display-name="List Number" style:family="paragraph" style:parent-style-name="List" style:default-outline-level="">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default-outline-level="" style:class="list">
      <style:paragraph-properties loext:contextual-spacing="false" fo:margin="100%" fo:margin-left="2.496cm" fo:margin-right="0cm" fo:margin-top="0cm" fo:margin-bottom="0.423cm" fo:text-indent="-0.499cm" style:auto-text-indent="false"/>
    </style:style>
    <style:style style:name="List_20_Continue_20_5" style:display-name="List Continue 5" style:family="paragraph" style:parent-style-name="List" style:default-outline-level="">
      <style:paragraph-properties loext:contextual-spacing="false" fo:margin="100%" fo:margin-left="2.496cm" fo:margin-right="0cm" fo:margin-top="0cm" fo:margin-bottom="0.212cm" fo:text-indent="0cm" style:auto-text-indent="false"/>
    </style:style>
    <style:style style:name="Header" style:family="paragraph" style:parent-style-name="Standard" style:default-outline-level="" style:class="extra">
      <style:paragraph-properties fo:text-align="end" style:justify-single-word="false" fo:padding-left="0cm" fo:padding-right="0cm" fo:padding-top="0cm" fo:padding-bottom="0.035cm" fo:border-left="none" fo:border-right="none" fo:border-top="none" fo:border-bottom="0.009cm solid #000000">
        <style:tab-stops>
          <style:tab-stop style:position="8.5cm" style:type="center"/>
          <style:tab-stop style:position="17.002cm" style:type="right"/>
        </style:tab-stops>
      </style:paragraph-properties>
      <style:text-properties fo:font-variant="normal" fo:text-transform="none" fo:font-style="italic" style:font-style-asian="italic"/>
    </style:style>
    <style:style style:name="Header_20_left" style:display-name="Header lef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default-outline-level=""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default-outline-level="" style:class="extra"/>
    <style:style style:name="Text" style:family="paragraph" style:parent-style-name="Caption" style:default-outline-level="" style:class="extra">
      <style:paragraph-properties loext:contextual-spacing="false" fo:margin-top="0.21cm" fo:margin-bottom="0.21cm"/>
    </style:style>
    <style:style style:name="Frame_20_contents" style:display-name="Frame contents" style:family="paragraph" style:parent-style-name="Text_20_body" style:default-outline-level="" style:class="extra"/>
    <style:style style:name="Addressee" style:family="paragraph" style:parent-style-name="Standard" style:default-outline-level="" style:class="extra">
      <style:paragraph-properties loext:contextual-spacing="false" fo:margin-top="0cm" fo:margin-bottom="0.106cm"/>
    </style:style>
    <style:style style:name="Sender" style:family="paragraph" style:parent-style-name="Standard" style:default-outline-level="" style:class="extra">
      <style:paragraph-properties loext:contextual-spacing="false" fo:margin-top="0cm" fo:margin-bottom="0.106cm" fo:line-height="100%" text:number-lines="false" text:line-number="0"/>
    </style:style>
    <style:style style:name="Endnote" style:family="paragraph" style:parent-style-name="Standard" style:default-outline-level=""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style>
    <style:style style:name="Table_20_of_20_Figures" style:display-name="Table of Figures" style:family="paragraph" style:parent-style-name="Caption" style:default-outline-level=""/>
    <style:style style:name="Index_20_Heading" style:display-name="Index Heading" style:family="paragraph" style:parent-style-name="Heading" style:default-outline-level="" style:class="index">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Index_20_1" style:display-name="Index 1" style:family="paragraph" style:parent-style-name="Index" style:default-outline-level=""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default-outline-level=""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default-outline-level=""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default-outline-level="" style:class="index">
      <style:paragraph-properties loext:contextual-spacing="false" fo:margin="100%" fo:margin-left="0cm" fo:margin-right="0cm" fo:margin-top="0cm" fo:margin-bottom="0cm" fo:text-indent="0cm" style:auto-text-indent="false"/>
    </style:style>
    <style:style style:name="TOA_20_Heading" style:display-name="TOA Heading" style:family="paragraph" style:parent-style-name="Heading" style:default-outline-level="">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Contents_20_1" style:display-name="Contents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loext:contextual-spacing="false" fo:margin="100%" fo:margin-left="0.499cm" fo:margin-right="0cm" fo:margin-top="0cm" fo:margin-bottom="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loext:contextual-spacing="false" fo:margin="100%"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loext:contextual-spacing="false" fo:margin="100%" fo:margin-left="1.498cm" fo:margin-right="0cm" fo:margin-top="0cm" fo:margin-bottom="0cm" fo:text-indent="0cm" style:auto-text-indent="false">
        <style:tab-stops>
          <style:tab-stop style:position="17.002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loext:contextual-spacing="false" fo:margin="100%" fo:margin-left="1.997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Heading" style:display-name="User Index Heading" style:family="paragraph" style:parent-style-name="Heading" style:default-outline-level="" style:class="index">
      <style:paragraph-properties loext:contextual-spacing="false" fo:margin="100%" fo:margin-left="0cm" fo:margin-right="0cm" fo:margin-top="0cm" fo:margin-bottom="0cm" fo:text-indent="0cm" style:auto-text-indent="false"/>
      <style:text-properties fo:font-size="16pt" fo:font-weight="bold" style:font-size-asian="16pt" style:font-weight-asian="bold"/>
    </style:style>
    <style:style style:name="User_20_Index_20_1" style:display-name="User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default-outline-level="" style:class="index">
      <style:paragraph-properties loext:contextual-spacing="false" fo:margin="100%" fo:margin-left="0.499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3" style:display-name="User Index 3" style:family="paragraph" style:parent-style-name="Index" style:default-outline-level="" style:class="index">
      <style:paragraph-properties loext:contextual-spacing="false" fo:margin="100%"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4" style:display-name="User Index 4" style:family="paragraph" style:parent-style-name="Index" style:default-outline-level="" style:class="index">
      <style:paragraph-properties loext:contextual-spacing="false" fo:margin="100%" fo:margin-left="1.498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5" style:display-name="User Index 5" style:family="paragraph" style:parent-style-name="Index" style:default-outline-level="" style:class="index">
      <style:paragraph-properties loext:contextual-spacing="false" fo:margin="100%" fo:margin-left="1.997cm" fo:margin-right="0cm" fo:margin-top="0cm" fo:margin-bottom="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loext:contextual-spacing="false" fo:margin="100%" fo:margin-left="2.496cm" fo:margin-right="0cm" fo:margin-top="0cm" fo:margin-bottom="0cm" fo:text-indent="0cm" style:auto-text-indent="false">
        <style:tab-stops>
          <style:tab-stop style:position="13.601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loext:contextual-spacing="false" fo:margin="100%" fo:margin-left="2.995cm" fo:margin-right="0cm" fo:margin-top="0cm" fo:margin-bottom="0cm" fo:text-indent="0cm" style:auto-text-indent="false">
        <style:tab-stops>
          <style:tab-stop style:position="13.601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loext:contextual-spacing="false" fo:margin="100%" fo:margin-left="3.494cm" fo:margin-right="0cm" fo:margin-top="0cm" fo:margin-bottom="0cm" fo:text-indent="0cm" style:auto-text-indent="false">
        <style:tab-stops>
          <style:tab-stop style:position="13.601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loext:contextual-spacing="false" fo:margin="100%" fo:margin-left="3.993cm" fo:margin-right="0cm" fo:margin-top="0cm" fo:margin-bottom="0cm" fo:text-indent="0cm" style:auto-text-indent="false">
        <style:tab-stops>
          <style:tab-stop style:position="13.601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loext:contextual-spacing="false" fo:margin="100%" fo:margin-left="4.493cm" fo:margin-right="0cm" fo:margin-top="0cm" fo:margin-bottom="0cm" fo:text-indent="0cm" style:auto-text-indent="false">
        <style:tab-stops>
          <style:tab-stop style:position="13.601cm" style:type="right" style:leader-style="dotted" style:leader-text="."/>
        </style:tab-stops>
      </style:paragraph-properties>
    </style:style>
    <style:style style:name="Illustration_20_Index_20_Heading" style:display-name="Illustration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Illustration_20_Index_20_1" style:display-name="Illustration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Object_20_index_20_1" style:display-name="Object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default-outline-level=""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Table_20_index_20_1" style:display-name="Table index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of_20_Authorities" style:display-name="Table of Authorities" style:family="paragraph" style:parent-style-name="Heading" style:default-outline-level="">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style>
    <style:style style:name="Bibliography_20_1" style:display-name="Bibliography 1" style:family="paragraph" style:parent-style-name="Index" style:default-outline-level=""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default-outline-level="" style:class="index">
      <style:paragraph-properties loext:contextual-spacing="false" fo:margin="100%" fo:margin-left="2.496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7" style:display-name="User Index 7" style:family="paragraph" style:parent-style-name="Index" style:default-outline-level="" style:class="index">
      <style:paragraph-properties loext:contextual-spacing="false" fo:margin="100%" fo:margin-left="2.995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8" style:display-name="User Index 8" style:family="paragraph" style:parent-style-name="Index" style:default-outline-level="" style:class="index">
      <style:paragraph-properties loext:contextual-spacing="false" fo:margin="100%" fo:margin-left="3.494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9" style:display-name="User Index 9" style:family="paragraph" style:parent-style-name="Index" style:default-outline-level="" style:class="index">
      <style:paragraph-properties loext:contextual-spacing="false" fo:margin="100%" fo:margin-left="3.993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10" style:display-name="User Index 10" style:family="paragraph" style:parent-style-name="Index" style:default-outline-level="" style:class="index">
      <style:paragraph-properties loext:contextual-spacing="false" fo:margin="100%" fo:margin-left="4.493cm" fo:margin-right="0cm" fo:margin-top="0cm" fo:margin-bottom="0cm" fo:text-indent="0cm" style:auto-text-indent="false">
        <style:tab-stops>
          <style:tab-stop style:position="13.601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default-outline-level="" style:class="html">
      <style:paragraph-properties loext:contextual-spacing="false" fo:margin="100%" fo:margin-left="0cm" fo:margin-right="0cm" fo:margin-top="0cm" fo:margin-bottom="0cm" fo:text-indent="0cm" style:auto-text-indent="false"/>
    </style:style>
    <style:style style:name="Autor" style:family="paragraph" style:parent-style-name="Title" style:next-style-name="Title" style:default-outline-level="">
      <style:paragraph-properties loext:contextual-spacing="false" fo:margin-top="0cm" fo:margin-bottom="0cm"/>
      <style:text-properties fo:font-variant="normal" fo:text-transform="none" fo:letter-spacing="normal" fo:font-style="normal" fo:font-weight="normal" style:font-style-asian="normal" style:font-weight-asian="normal"/>
    </style:style>
    <style:style style:name="Source_5f_Text" style:display-name="Source_Text" style:family="text">
      <style:text-properties style:font-name="Courier New"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Emphasis" style:family="text">
      <style:text-properties fo:font-style="italic" style:font-style-asian="italic"/>
    </style:style>
    <style:style style:name="Strong_20_Emphasis" style:display-name="Strong Emphasis" style:family="text">
      <style:text-properties fo:text-transform="uppercase"/>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style>
    <style:style style:name="Teletype" style:family="text">
      <style:text-properties style:font-name="Cumberland" style:font-name-asian="Cumberland1" style:font-name-complex="Cumberland1"/>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font-size-asian="8pt"/>
    </style:style>
    <style:style style:name="Page_20_Number" style:display-name="Page Number" style:family="text">
      <style:text-properties style:font-name="ITC Officina Sans Book" fo:font-size="7pt" fo:letter-spacing="0.071cm" fo:font-weight="bold" style:font-size-asian="7pt" style:font-weight-asian="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1" style:font-name-complex="Cumberland1"/>
    </style:style>
    <style:style style:name="Example" style:family="text">
      <style:text-properties style:font-name="Courier New"/>
    </style:style>
    <style:style style:name="User_20_Entry" style:display-name="User Entry" style:family="text">
      <style:text-properties style:font-name="Cumberland" style:font-name-asian="Cumberland1" style:font-name-complex="Cumberland1"/>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2.499cm" fo:margin-left="2.701cm" fo:margin-right="3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93cm" fo:margin-left="0cm" fo:margin-right="0cm" fo:margin-top="1.829cm" style:dynamic-spacing="true"/>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4:49:00</meta:creation-date>
    <dc:language>de-DE</dc:language>
    <dc:date>2020-01-31T00:18:04.62</dc:date>
    <meta:editing-cycles>2</meta:editing-cycles>
    <meta:editing-duration>PT1M51S</meta:editing-duration>
    <meta:generator>OpenOffice.org/3.4.1$Win32 OpenOffice.org_project/341m1$Build-9593</meta:generator>
    <meta:document-statistic meta:table-count="0" meta:image-count="0" meta:object-count="0" meta:page-count="17" meta:paragraph-count="311" meta:word-count="1506" meta:character-count="8913"/>
  </office:meta>
</office:document-meta>
</file>